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5633" officeooo:paragraph-rsid="001c5633"/>
    </style:style>
    <style:style style:name="P2" style:family="paragraph" style:parent-style-name="Standard">
      <style:text-properties officeooo:rsid="001d9a01" officeooo:paragraph-rsid="001d9a01"/>
    </style:style>
    <style:style style:name="P3" style:family="paragraph" style:parent-style-name="Standard">
      <style:text-properties fo:font-weight="bold" officeooo:rsid="001d9a01" officeooo:paragraph-rsid="001d9a01" style:font-weight-asian="bold" style:font-weight-complex="bold"/>
    </style:style>
    <style:style style:name="P4" style:family="paragraph" style:parent-style-name="Standard">
      <style:text-properties fo:font-weight="bold" officeooo:rsid="001eff05" officeooo:paragraph-rsid="001eff05" style:font-weight-asian="bold" style:font-weight-complex="bold"/>
    </style:style>
    <style:style style:name="P5" style:family="paragraph" style:parent-style-name="Standard">
      <style:text-properties fo:font-weight="bold" officeooo:rsid="0021a70f" officeooo:paragraph-rsid="0021a70f" style:font-weight-asian="bold" style:font-weight-complex="bold"/>
    </style:style>
    <style:style style:name="P6" style:family="paragraph" style:parent-style-name="Standard">
      <style:text-properties fo:font-weight="normal" officeooo:rsid="001d9a01" officeooo:paragraph-rsid="001d9a01" style:font-weight-asian="normal" style:font-weight-complex="normal"/>
    </style:style>
    <style:style style:name="P7" style:family="paragraph" style:parent-style-name="Standard">
      <style:text-properties fo:font-weight="normal" officeooo:rsid="001db354" officeooo:paragraph-rsid="001db35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b354" officeooo:paragraph-rsid="001db354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0436" officeooo:paragraph-rsid="001e043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eff05" officeooo:paragraph-rsid="001eff05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1f8eac" officeooo:paragraph-rsid="0020a339" style:font-weight-asian="bold" style:font-weight-complex="bold"/>
    </style:style>
    <style:style style:name="P12" style:family="paragraph" style:parent-style-name="Standard">
      <style:text-properties fo:font-style="normal" style:text-underline-style="none" fo:font-weight="normal" officeooo:rsid="0020a339" officeooo:paragraph-rsid="001f8ea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21a70f" officeooo:paragraph-rsid="0021a70f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font-weight="normal" officeooo:rsid="001d9a01" officeooo:paragraph-rsid="001d9a01" style:font-weight-asian="normal" style:font-weight-complex="normal"/>
    </style:style>
    <style:style style:name="P15" style:family="paragraph" style:parent-style-name="Standard" style:list-style-name="L1">
      <style:text-properties officeooo:rsid="001d9a01" officeooo:paragraph-rsid="001d9a01"/>
    </style:style>
    <style:style style:name="P16" style:family="paragraph" style:parent-style-name="Standard" style:list-style-name="L2">
      <style:text-properties officeooo:rsid="001d9a01" officeooo:paragraph-rsid="001d9a01"/>
    </style:style>
    <style:style style:name="P17" style:family="paragraph" style:parent-style-name="Standard" style:list-style-name="L3">
      <style:text-properties fo:font-weight="bold" officeooo:rsid="001db354" officeooo:paragraph-rsid="001db354" style:font-weight-asian="bold" style:font-weight-complex="bold"/>
    </style:style>
    <style:style style:name="P18" style:family="paragraph" style:parent-style-name="Standard" style:list-style-name="L4">
      <style:text-properties fo:font-weight="bold" officeooo:rsid="001e0436" officeooo:paragraph-rsid="001e0436" style:font-weight-asian="bold" style:font-weight-complex="bold"/>
    </style:style>
    <style:style style:name="P19" style:family="paragraph" style:parent-style-name="Standard" style:list-style-name="L4">
      <style:text-properties fo:font-weight="bold" officeooo:rsid="001e0436" officeooo:paragraph-rsid="0020a339" style:font-weight-asian="bold" style:font-weight-complex="bold"/>
    </style:style>
    <style:style style:name="P20" style:family="paragraph" style:parent-style-name="Standard" style:list-style-name="L4">
      <style:text-properties fo:font-weight="bold" officeooo:rsid="0020a339" officeooo:paragraph-rsid="0024d429" style:font-weight-asian="bold" style:font-weight-complex="bold"/>
    </style:style>
    <style:style style:name="P21" style:family="paragraph" style:parent-style-name="Standard" style:list-style-name="L4">
      <style:text-properties style:text-underline-style="none" fo:font-weight="normal" officeooo:rsid="0020a339" officeooo:paragraph-rsid="0024d429" style:font-weight-asian="normal" style:font-weight-complex="normal"/>
    </style:style>
    <style:style style:name="P22" style:family="paragraph" style:parent-style-name="Standard" style:list-style-name="L5">
      <style:text-properties officeooo:paragraph-rsid="0020a339"/>
    </style:style>
    <style:style style:name="P23" style:family="paragraph" style:parent-style-name="Standard" style:list-style-name="L5">
      <style:text-properties officeooo:rsid="0020a339" officeooo:paragraph-rsid="0020a339"/>
    </style:style>
    <style:style style:name="P24" style:family="paragraph" style:parent-style-name="Standard">
      <style:text-properties fo:font-style="normal" style:text-underline-style="none" fo:font-weight="normal" officeooo:rsid="0024d429" officeooo:paragraph-rsid="0024d42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bold" officeooo:rsid="002b7eda" officeooo:paragraph-rsid="002b7eda" style:font-style-asian="normal" style:font-weight-asian="bold" style:font-style-complex="normal" style:font-weight-complex="bold"/>
    </style:style>
    <style:style style:name="P26" style:family="paragraph" style:parent-style-name="Standard" style:list-style-name="L7">
      <style:text-properties fo:font-style="normal" style:text-underline-style="none" fo:font-weight="bold" officeooo:rsid="002d9ec3" officeooo:paragraph-rsid="002d9ec3" style:font-style-asian="normal" style:font-weight-asian="bold" style:font-style-complex="normal" style:font-weight-complex="bold"/>
    </style:style>
    <style:style style:name="P27" style:family="paragraph" style:parent-style-name="Standard" style:list-style-name="L7">
      <style:text-properties fo:font-style="normal" style:text-underline-style="none" fo:font-weight="bold" officeooo:rsid="002d9ec3" officeooo:paragraph-rsid="002ef411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style:text-underline-style="none" fo:font-weight="bold" officeooo:rsid="002d9ec3" officeooo:paragraph-rsid="002ef411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style:text-underline-style="none" fo:font-weight="bold" officeooo:rsid="00340584" officeooo:paragraph-rsid="00340584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style:text-underline-style="none" fo:font-weight="bold" officeooo:rsid="003449e8" officeooo:paragraph-rsid="003449e8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style:text-underline-style="none" fo:font-weight="bold" officeooo:rsid="00359993" officeooo:paragraph-rsid="00359993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style="normal" style:text-underline-style="none" fo:font-weight="bold" officeooo:rsid="002b7eda" officeooo:paragraph-rsid="002b7eda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style:text-underline-style="none" fo:font-weight="bold" officeooo:rsid="002b7eda" officeooo:paragraph-rsid="002b7eda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style:text-underline-style="none" fo:font-weight="bold" officeooo:rsid="002d9ec3" officeooo:paragraph-rsid="002d9ec3" style:font-style-asian="normal" style:font-weight-asian="bold" style:font-style-complex="normal" style:font-weight-complex="bold"/>
    </style:style>
    <style:style style:name="P35" style:family="paragraph" style:parent-style-name="Table_20_Contents">
      <style:text-properties fo:font-weight="bold" officeooo:rsid="003023f9" officeooo:paragraph-rsid="003023f9" style:font-weight-asian="bold" style:font-weight-complex="bold"/>
    </style:style>
    <style:style style:name="P36" style:family="paragraph" style:parent-style-name="Table_20_Contents">
      <style:text-properties fo:font-weight="bold" officeooo:rsid="0031733d" officeooo:paragraph-rsid="0031733d" style:font-weight-asian="bold" style:font-weight-complex="bold"/>
    </style:style>
    <style:style style:name="P37" style:family="paragraph" style:parent-style-name="Table_20_Contents">
      <style:text-properties officeooo:rsid="003023f9" officeooo:paragraph-rsid="003023f9"/>
    </style:style>
    <style:style style:name="P38" style:family="paragraph" style:parent-style-name="Table_20_Contents">
      <style:text-properties officeooo:rsid="0031733d" officeooo:paragraph-rsid="003173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ef411" style:font-weight-asian="normal" style:font-weight-complex="normal"/>
    </style:style>
    <style:style style:name="T4" style:family="text">
      <style:text-properties fo:font-weight="normal" officeooo:rsid="0031733d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2a095"/>
    </style:style>
    <style:style style:name="T8" style:family="text">
      <style:text-properties style:text-underline-style="solid" style:text-underline-width="auto" style:text-underline-color="font-color" officeooo:rsid="002302ba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ef411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eff05" style:font-weight-asian="normal" style:font-weight-complex="normal"/>
    </style:style>
    <style:style style:name="T14" style:family="text">
      <style:text-properties style:text-underline-style="none" fo:font-weight="normal" officeooo:rsid="0022a095" style:font-weight-asian="normal" style:font-weight-complex="normal"/>
    </style:style>
    <style:style style:name="T15" style:family="text">
      <style:text-properties style:text-underline-style="none" fo:font-weight="normal" officeooo:rsid="002302ba" style:font-weight-asian="normal" style:font-weight-complex="normal"/>
    </style:style>
    <style:style style:name="T16" style:family="text">
      <style:text-properties style:text-underline-style="none" fo:font-weight="normal" officeooo:rsid="0024d429" style:font-weight-asian="normal" style:font-weight-complex="normal"/>
    </style:style>
    <style:style style:name="T17" style:family="text">
      <style:text-properties style:text-underline-style="none" fo:font-weight="normal" officeooo:rsid="0024f401" style:font-weight-asian="normal" style:font-weight-complex="normal"/>
    </style:style>
    <style:style style:name="T18" style:family="text">
      <style:text-properties style:text-underline-style="none" fo:font-weight="normal" officeooo:rsid="00280101" style:font-weight-asian="normal" style:font-weight-complex="normal"/>
    </style:style>
    <style:style style:name="T19" style:family="text">
      <style:text-properties style:text-underline-style="none" officeooo:rsid="0024d429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0a339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f8eac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fo:font-weight="bold" officeooo:rsid="0020a339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officeooo:rsid="002ef4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paração silábica: cada sílaba deve ter obrigatoriamente uma <text:span text:style-name="T1">vogal</text:span><text:span text:style-name="T2">.</text:span></text:p>
      <text:list xml:id="list8362042539498819590" text:style-name="L1">
        <text:list-item>
          <text:p text:style-name="P14">Ex. 1: ra-i-nha</text:p>
        </text:list-item>
        <text:list-item>
          <text:p text:style-name="P14">Ex. 2: pa-ís</text:p>
        </text:list-item>
        <text:list-item>
          <text:p text:style-name="P15"><text:span text:style-name="T2">Ex. 3: pais (aqui o “i” é </text:span><text:span text:style-name="T1">semivogal</text:span><text:span text:style-name="T2">)</text:span></text:p>
        </text:list-item>
      </text:list>
      <text:p text:style-name="P6"/>
      <text:p text:style-name="P2"><text:span text:style-name="T2">Dígrafo (digrama): encontro de </text:span><text:span text:style-name="T1">duas letras</text:span><text:span text:style-name="T2"> (vogais ou consoantes) com o </text:span><text:span text:style-name="T1">som de uma só</text:span><text:span text:style-name="T2">.</text:span></text:p>
      <text:list xml:id="list3589886161536039788" text:style-name="L2">
        <text:list-item>
          <text:p text:style-name="P16"><text:span text:style-name="T2">Ex. 1: </text:span><text:span text:style-name="T6">qu</text:span><text:span text:style-name="T2">erido</text:span></text:p>
        </text:list-item>
        <text:list-item>
          <text:p text:style-name="P16"><text:span text:style-name="T2">Ex. 2: e</text:span><text:span text:style-name="T6">ss</text:span><text:span text:style-name="T2">a</text:span></text:p>
        </text:list-item>
        <text:list-item>
          <text:p text:style-name="P16"><text:span text:style-name="T2">Ex. 3: na</text:span><text:span text:style-name="T6">sc</text:span><text:span text:style-name="T2">imento</text:span></text:p>
        </text:list-item>
      </text:list>
      <text:p text:style-name="P6"/>
      <text:p text:style-name="P3">Atenção!<text:span text:style-name="T2"> Por exemplo, na palavra “quando” </text:span>não<text:span text:style-name="T2"> há dígrafo em </text:span>qu<text:span text:style-name="T2">, já que há a pronúncia de um fonema para cada letra.</text:span></text:p>
      <text:p text:style-name="P6"/>
      <text:p text:style-name="P7">Hiato: separação de vogais em sílabas diferentes.</text:p>
      <text:list xml:id="list2083309167390656937" text:style-name="L3">
        <text:list-item>
          <text:p text:style-name="P17"><text:span text:style-name="T2">Ex. 1: p</text:span><text:span text:style-name="T5">a</text:span><text:span text:style-name="T2">-</text:span><text:span text:style-name="T5">í</text:span><text:span text:style-name="T2">-ses</text:span></text:p>
        </text:list-item>
        <text:list-item>
          <text:p text:style-name="P17"><text:span text:style-name="T2">Ex. 2: p</text:span><text:span text:style-name="T5">a</text:span><text:span text:style-name="T12">-</text:span><text:span text:style-name="T5">í</text:span><text:span text:style-name="T12">s</text:span></text:p>
        </text:list-item>
      </text:list>
      <text:p text:style-name="P8"/>
      <text:p text:style-name="P9">Acentuação:</text:p>
      <text:list xml:id="list1771313451033037572" text:style-name="L4">
        <text:list-item>
          <text:p text:style-name="P18"><text:span text:style-name="T11">proparoxítonas</text:span><text:span text:style-name="T12">: todas;</text:span></text:p>
        </text:list-item>
        <text:list-item>
          <text:p text:style-name="P19"><text:span text:style-name="T11">paroxítonas</text:span><text:span text:style-name="T12">:</text:span></text:p>
          <text:list>
            <text:list-item>
              <text:p text:style-name="P19"><text:span text:style-name="T12">todas, </text:span><text:span text:style-name="T11">menos</text:span><text:span text:style-name="T12"> “a, e, </text:span><text:span text:style-name="T13">o, </text:span><text:span text:style-name="T12">em, ens”; </text:span><text:span text:style-name="T14">(“hífen” é acentuado porque termina em </text:span><text:span text:style-name="T7">en</text:span><text:span text:style-name="T14">! </text:span><text:span text:style-name="T15">Mas “hifens” não é acentuado porque termina em </text:span><text:span text:style-name="T8">ens</text:span><text:span text:style-name="T15">!</text:span><text:span text:style-name="T14">)</text:span></text:p>
            </text:list-item>
            <text:list-item>
              <text:p text:style-name="P21">terminadas em ditongo;</text:p>
            </text:list-item>
            <text:list-item>
              <text:p text:style-name="P20"><text:span text:style-name="T19">não</text:span><text:span text:style-name="T16"> se acentuam</text:span><text:span text:style-name="T12"> ditongos abertos (heroico, assembleia, ideia, androide, boia, estoico, paranoico, etc);</text:span></text:p>
            </text:list-item>
          </text:list>
        </text:list-item>
        <text:list-item>
          <text:p text:style-name="P18"><text:span text:style-name="T11">oxítonas</text:span><text:span text:style-name="T12">: apenas as terminadas em “a, e, </text:span><text:span text:style-name="T13">o, </text:span><text:span text:style-name="T12">em, ens” e “éu, éi, ói”.</text:span></text:p>
        </text:list-item>
      </text:list>
      <text:p text:style-name="P9"/>
      <text:p text:style-name="P4"><text:span text:style-name="T11">Monossílabos tônicos</text:span><text:span text:style-name="T12"> são </text:span><text:span text:style-name="T11">acentuados</text:span><text:span text:style-name="T12"> quando terminados em “a</text:span><text:span text:style-name="T17">(s)</text:span><text:span text:style-name="T12">, e</text:span><text:span text:style-name="T17">(s)</text:span><text:span text:style-name="T12">, o</text:span><text:span text:style-name="T17">(s)</text:span><text:span text:style-name="T12">” e em ditongos abertos “éu</text:span><text:span text:style-name="T18">(s)</text:span><text:span text:style-name="T12">, éi</text:span><text:span text:style-name="T18">(s)</text:span><text:span text:style-name="T12">, ói</text:span><text:span text:style-name="T18">(s)</text:span><text:span text:style-name="T12">”.</text:span></text:p>
      <text:p text:style-name="P10"/>
      <text:p text:style-name="P11">Atenção!</text:p>
      <text:list xml:id="list1286504732830351195" text:style-name="L5">
        <text:list-item>
          <text:p text:style-name="P22"><text:span text:style-name="T22">“Dói” </text:span><text:span text:style-name="T21">→ monossilábico tônico.</text:span><text:span text:style-name="T22"> “</text:span><text:span text:style-name="T21">H</text:span><text:span text:style-name="T22">erói” </text:span><text:span text:style-name="T21">→ oxítona terminada em ditongo aberto. São regras </text:span><text:span text:style-name="T25">diferentes</text:span><text:span text:style-name="T21">;</text:span></text:p>
        </text:list-item>
        <text:list-item>
          <text:p text:style-name="P23"><text:span text:style-name="T21">O </text:span><text:span text:style-name="T20">hiato </text:span><text:span text:style-name="T24">independe da posição</text:span><text:span text:style-name="T20"> da sílaba tônica: j</text:span><text:span text:style-name="T26">u</text:span><text:span text:style-name="T20">-</text:span><text:span text:style-name="T26">í</text:span><text:span text:style-name="T20">-zes e a-ç</text:span><text:span text:style-name="T26">a</text:span><text:span text:style-name="T20">-</text:span><text:span text:style-name="T26">í</text:span><text:span text:style-name="T20"> são acentuadas pela mesma regra (hiato), mesmo que uma seja paroxítona e a outra oxítona.</text:span></text:p>
        </text:list-item>
      </text:list>
      <text:p text:style-name="P12"/>
      <text:p text:style-name="P5"><text:span text:style-name="T21">O</text:span><text:span text:style-name="T20">s </text:span><text:span text:style-name="T23">prefixos</text:span><text:span text:style-name="T20"> paroxítonos terminados em “r” ou “i” </text:span><text:span text:style-name="T23">não</text:span><text:span text:style-name="T20"> são acentuados: hiper, super, mini, anti, etc.</text:span></text:p>
      <text:p text:style-name="P13"/>
      <text:p text:style-name="P24">Quando uma palavra tem um pronome preso a ela por hífen, deve-se ignorar o pronome e acentuá-la como se estivesse sozinha: despachá-la → despachá (que segue a mesma regra que “deverá”, por exemplo).</text:p>
      <text:p text:style-name="P24"/>
      <text:p text:style-name="P25">Proparoxítonas “aparentes ou eventuais”<text:span text:style-name="T2">: paroxítonas terminadas em </text:span>ditongo crescente<text:span text:style-name="T2"> </text:span><text:span text:style-name="T9">podem</text:span><text:span text:style-name="T2"> ser consideradas como proparoxítonas eventuais.</text:span></text:p>
      <text:p text:style-name="P33"><text:span text:style-name="T2">Ex.: história</text:span></text:p>
      <text:p text:style-name="P32"><text:span text:style-name="T2">regra comum que as bancas adotam: his-tó-ria → paroxítona terminada em ditongo.</text:span></text:p>
      <text:p text:style-name="P32"><text:span text:style-name="T2">outra possível classificação (rara): his-tó-ri-a → proparoxítona eventual.</text:span></text:p>
      <text:p text:style-name="P33"><text:span text:style-name="T2"/></text:p>
      <text:p text:style-name="P34">Hiato tônico<text:span text:style-name="T2">:</text:span></text:p>
      <text:list xml:id="list5555525741500243540" text:style-name="L7">
        <text:list-item>
          <text:p text:style-name="P26"><text:soft-page-break/>Regra<text:span text:style-name="T2">:</text:span></text:p>
          <text:list>
            <text:list-item>
              <text:p text:style-name="P26"><text:span text:style-name="T2">acentuar “i” e “u” tônicos, em hiato com vogal ou ditongo anterior, </text:span><text:span text:style-name="T9">formando sílabas sozinhos ou com “s”</text:span><text:span text:style-name="T2">: caí, faísca, egoísta, balaústre. </text:span>Não considera a classificação tônica<text:span text:style-name="T2">;</text:span></text:p>
            </text:list-item>
            <text:list-item>
              <text:p text:style-name="P26"><text:span text:style-name="T2">não acentuar quando formam sílaba com letra que não seja “s”: sairmos, juiz, raul;</text:span></text:p>
            </text:list-item>
          </text:list>
        </text:list-item>
        <text:list-item>
          <text:p text:style-name="P27">Exceção 1<text:span text:style-name="T2">:</text:span></text:p>
          <text:list>
            <text:list-item>
              <text:p text:style-name="P27"><text:span text:style-name="T3">hiato seguido de “nh” não se acentua: rainha, bainha, moinho;</text:span></text:p>
            </text:list-item>
            <text:list-item>
              <text:p text:style-name="P27"><text:span text:style-name="T4">com </text:span><text:span text:style-name="T3">letras repetidas não se acentua: Saara, Mooca, semeemos, xiita, vadiice;</text:span></text:p>
            </text:list-item>
          </text:list>
        </text:list-item>
        <text:list-item>
          <text:p text:style-name="P27"><text:span text:style-name="T27">Exceção 2</text:span><text:span text:style-name="T3">:</text:span></text:p>
          <text:list>
            <text:list-item>
              <text:p text:style-name="P27"><text:span text:style-name="T3">“u” tônico após ditongo </text:span><text:span text:style-name="T10">decrescente</text:span><text:span text:style-name="T3"> em </text:span><text:span text:style-name="T10">paroxítona</text:span><text:span text:style-name="T3"> não se acentua: f</text:span><text:span text:style-name="T27">ei</text:span><text:span text:style-name="T3">-u-ra, bo-c</text:span><text:span text:style-name="T27">ai-</text:span><text:span text:style-name="T3">u-va.</text:span></text:p>
            </text:list-item>
          </text:list>
        </text:list-item>
      </text:list>
      <text:p text:style-name="P28"><text:span text:style-name="T3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5">Decorar essas palavras</text:p>
          </table:table-cell>
        </table:table-row>
        <table:table-row>
          <table:table-cell table:style-name="Tabela1.A2" office:value-type="string">
            <text:p text:style-name="P37">fei-u-ra, bai-u-ca, bo-cai-u-va</text:p>
            <text:p text:style-name="P37">Guaíra, Guaíba, Piauí, tuiuiú, teiú</text:p>
          </table:table-cell>
        </table:table-row>
      </table:table>
      <text:p text:style-name="P28"><text:span text:style-name="T3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6">Principais acentos diferenciais</text:p>
          </table:table-cell>
        </table:table-row>
        <table:table-row>
          <table:table-cell table:style-name="Tabela2.A2" office:value-type="string">
            <text:p text:style-name="P38"><text:span text:style-name="T5">Obrigatório</text:span>: pôde/pode, pôr/por, têm/tem, vêm/vem.</text:p>
            <text:p text:style-name="P38"><text:span text:style-name="T5">Facultativo</text:span>: forma/fôrma.</text:p>
          </table:table-cell>
        </table:table-row>
      </table:table>
      <text:p text:style-name="P28"><text:span text:style-name="T3"/></text:p>
      <text:p text:style-name="P29"><text:span text:style-name="T3">C</text:span><text:span text:style-name="T2">om o prefixo </text:span>bem<text:span text:style-name="T2">, há hífen. Exceto com “querer” ou “fazer”: bem-estar, benquerer, benfeito.</text:span></text:p>
      <text:p text:style-name="P29"><text:span text:style-name="T2">Com o prefixo </text:span>mal<text:span text:style-name="T2">, há hífen. Exceto se a palavra seguinte iniciar com consoante: mal-estar, malfeito, malnascido.</text:span></text:p>
      <text:p text:style-name="P29"><text:span text:style-name="T2"/></text:p>
      <text:p text:style-name="P30"><text:span text:style-name="T2">Prefixo antes de palavra terminada em “r” ou “s” → duplica-se a letra: anti+simbólico = antissimbólico.</text:span></text:p>
      <text:p text:style-name="P30"><text:span text:style-name="T2">Prefixo “co” <text:s/>antes de “r” ou “s” → duplica-se a letra: co+réu = corréu.</text:span></text:p>
      <text:p text:style-name="P30"><text:span text:style-name="T2"/></text:p>
      <text:p text:style-name="P31"><text:span text:style-name="T2">Micro-ondas e hiper-requintado têm hífen por haver vogais e consoantes idênticas, respectiv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633" officeooo:paragraph-rsid="001c56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Ortografia e acentuação gráf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9:20:35.672673330</meta:creation-date>
    <dc:date>2018-01-25T10:41:30.462899581</dc:date>
    <meta:editing-duration>PT2H31M48S</meta:editing-duration>
    <meta:editing-cycles>21</meta:editing-cycles>
    <meta:generator>LibreOffice/5.2.7.2$Linux_X86_64 LibreOffice_project/20m0$Build-2</meta:generator>
    <meta:document-statistic meta:table-count="2" meta:image-count="0" meta:object-count="0" meta:page-count="2" meta:paragraph-count="50" meta:word-count="488" meta:character-count="3057" meta:non-whitespace-character-count="2641"/>
  </office:meta>
</office:document-meta>
</file>